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textarea-horizontal-align="center" draw:textarea-vertical-align="middle" draw:shadow="hidden"/>
    </style:style>
    <style:style style:name="gr3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85cm" svg:height="1.905cm" svg:x="6.32cm" svg:y="8.45cm">
          <text:p text:style-name="P1">multi-edit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3.81cm" svg:x="4.61cm" svg:y="3.07cm">
          <text:p text:style-name="P1">source</text:p>
          <text:p text:style-name="P1">codes</text:p>
          <text:p text:style-name="P1"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1" draw:layer="layout" svg:width="3.175cm" svg:height="3.81cm" svg:x="12.295cm" svg:y="3.07cm">
          <text:p text:style-name="P1">documents</text:p>
          <text:p text:style-name="P1"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1" draw:layer="layout" svg:width="3.81cm" svg:height="3.81cm" svg:x="6.315cm" svg:y="10.39cm">
          <text:p text:style-name="P1">CDT</text:p>
          <text:p text:style-name="P1">edit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905cm" svg:x="10.095cm" svg:y="10.39cm">
          <text:p text:style-name="P1">PDF</text:p>
          <text:p text:style-name="P1">edit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1.905cm" svg:x="10.095cm" svg:y="12.33cm">
          <text:p text:style-name="P1">poppl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28cm" svg:y1="6.815cm" svg:x2="6.28cm" svg:y2="7.45cm">
          <text:p/>
        </draw:line>
        <draw:line draw:style-name="gr2" draw:text-style-name="P1" draw:layer="layout" svg:x1="13.88cm" svg:y1="6.816cm" svg:x2="13.88cm" svg:y2="7.45cm">
          <text:p/>
        </draw:line>
        <draw:line draw:style-name="gr2" draw:text-style-name="P1" draw:layer="layout" svg:x1="6.315cm" svg:y1="7.485cm" svg:x2="8.72cm" svg:y2="7.485cm">
          <text:p/>
        </draw:line>
        <draw:line draw:style-name="gr2" draw:text-style-name="P1" draw:layer="layout" svg:x1="11.516cm" svg:y1="7.485cm" svg:x2="13.921cm" svg:y2="7.485cm">
          <text:p/>
        </draw:line>
        <draw:line draw:style-name="gr3" draw:text-style-name="P1" draw:layer="layout" svg:x1="8.72cm" svg:y1="7.45cm" svg:x2="8.72cm" svg:y2="8.52cm">
          <text:p/>
        </draw:line>
        <draw:line draw:style-name="gr3" draw:text-style-name="P1" draw:layer="layout" svg:x1="11.52cm" svg:y1="7.45cm" svg:x2="11.52cm" svg:y2="8.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erek Qian</meta:initial-creator>
    <meta:creation-date>2013-02-13T17:23:00</meta:creation-date>
    <dc:date>2013-02-13T17:40:19</dc:date>
    <dc:creator>Derek Qian</dc:creator>
    <meta:editing-duration>PT00H01M58S</meta:editing-duration>
    <meta:editing-cycles>1</meta:editing-cycles>
    <meta:document-statistic meta:object-count="12"/>
    <meta:generator>OpenOffice.org/3.2$Linux OpenOffice.org_project/320m19$Build-9505</meta:generator>
  </office:meta>
</office:document-meta>
</file>